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6: Picassa</text:p>
      <text:p text:style-name="Standard">RGB</text:p>
      <text:p text:style-name="Standard">R28 <text:s/>G32 B54</text:p>
      <text:p text:style-name="Standard">R39 G40 B66</text:p>
      <text:p text:style-name="Standard">R60 G69 B89</text:p>
      <text:p text:style-name="Standard">R217 G189 B151</text:p>
      <text:p text:style-name="Standard">R245 G163 B55</text:p>
      <text:p text:style-name="Standard">R226 G65 B77<text:bookmark text:name="_GoBack"/>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3</meta:editing-cycles>
    <meta:creation-date>2024-08-05T08:16:00</meta:creation-date>
    <dc:date>2024-09-17T12:08:00</dc:date>
    <meta:editing-duration>PT6M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9" meta:word-count="23" meta:character-count="96" meta:non-whitespace-character-count="81"/>
    <meta:user-defined meta:name="AppVersion">15.0000</meta:user-defined>
    <meta:template xlink:type="simple" xlink:actuate="onRequest" xlink:title="Normal.dotm" xlink:href=""/>
  </office:meta>
</office:document-meta>
</file>